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youtException.getLocalized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youtExceptionFactory.getExcepti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Exception.setLocalizedMessage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ExceptionFactory.createException( 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ayoutException.LayoutException( String message , LayoutManager l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youtException.Layout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Exception.getLayou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